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CEC000009B1613EB8FB25183FC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pitch="variable"/>
    <style:font-face style:name="DejaVu Serif1" svg:font-family="'DejaVu Serif'" style:font-family-generic="swiss" style:font-pitch="variable"/>
    <style:font-face style:name="DejaVu Serif2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49cm"/>
      <style:paragraph-properties style:writing-mode="lr-tb"/>
    </style:style>
    <style:style style:name="gr3" style:family="graphic" style:parent-style-name="standard">
      <style:graphic-properties draw:stroke="none" draw:fill="none" fo:min-height="2.878cm"/>
      <style:paragraph-properties style:writing-mode="lr-tb"/>
    </style:style>
    <style:style style:name="gr4" style:family="graphic" style:parent-style-name="standard">
      <style:graphic-properties draw:stroke="none" draw:fill="none" fo:min-height="8.222cm"/>
      <style:paragraph-properties style:writing-mode="lr-tb"/>
    </style:style>
    <style:style style:name="gr5" style:family="graphic" style:parent-style-name="standard">
      <style:graphic-properties draw:stroke="none" draw:fill="none" fo:min-height="7.399cm"/>
      <style:paragraph-properties style:writing-mode="lr-tb"/>
    </style:style>
    <style:style style:name="gr6" style:family="graphic" style:parent-style-name="Обычный_5f_2_5f_2_5f_1">
      <style:graphic-properties draw:stroke="none" draw:fill="none" fo:min-height="10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4" style:family="presentation" style:parent-style-name="Inspiration-title">
      <style:graphic-properties fo:min-height="1.339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12.8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7.555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7.525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6.2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8.533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11cm"/>
      <style:paragraph-properties style:writing-mode="lr-tb"/>
    </style:style>
    <style:style style:name="pr11" style:family="presentation" style:parent-style-name="Inspiration-subtitle">
      <style:graphic-properties draw:textarea-vertical-align="top" fo:min-height="3.246cm"/>
      <style:paragraph-properties style:writing-mode="lr-tb"/>
    </style:style>
    <style:style style:name="pr12" style:family="presentation" style:parent-style-name="Inspiration-subtitle">
      <style:graphic-properties draw:textarea-vertical-align="top" fo:min-height="9.526cm"/>
      <style:paragraph-properties style:writing-mode="lr-tb"/>
    </style:style>
    <style:style style:name="pr13" style:family="presentation" style:parent-style-name="Inspiration-subtitle">
      <style:graphic-properties draw:textarea-vertical-align="top" fo:min-height="11.681cm"/>
      <style:paragraph-properties style:writing-mode="lr-tb"/>
    </style:style>
    <style:style style:name="pr14" style:family="presentation" style:parent-style-name="Inspiration-subtitle">
      <style:graphic-properties draw:textarea-vertical-align="top" fo:min-height="13.971cm"/>
      <style:paragraph-properties style:writing-mode="lr-tb"/>
    </style:style>
    <style:style style:name="pr15" style:family="presentation" style:parent-style-name="Inspiration-subtitle">
      <style:graphic-properties draw:textarea-vertical-align="top" fo:min-height="15.643cm"/>
      <style:paragraph-properties style:writing-mode="lr-tb"/>
    </style:style>
    <style:style style:name="pr16" style:family="presentation" style:parent-style-name="Inspiration-subtitle">
      <style:graphic-properties draw:textarea-vertical-align="top" fo:min-height="14.932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dddddd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ce2" style:family="table-cell">
      <loext:graphic-properties draw:fill="solid" draw:fill-color="#dddddd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1"/>
    </style:style>
    <style:style style:name="ce3" style:family="table-cell">
      <loext:graphic-properties draw:fill="solid" draw:fill-color="#dddddd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1"/>
    </style:style>
    <style:style style:name="ce4" style:family="table-cell">
      <loext:graphic-properties draw:fill="solid" draw:fill-color="#ffe994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4" style:family="paragraph">
      <style:paragraph-properties fo:margin-left="0cm" fo:margin-right="0cm" fo:margin-top="0.1cm" fo:margin-bottom="0.1cm" fo:line-height="100%" fo:text-align="start" fo:text-indent="0cm"/>
    </style:style>
    <style:style style:name="P5" style:family="paragraph">
      <style:paragraph-properties fo:margin-top="0.1cm" fo:margin-bottom="0.1cm" fo:text-align="start"/>
      <style:text-properties style:font-name="DejaVu Sans1"/>
    </style:style>
    <style:style style:name="P6" style:family="paragraph">
      <loext:graphic-properties draw:fill-color="#ffffff"/>
      <style:text-properties fo:font-size="20pt" fo:language="ru" fo:country="RU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text-align="start"/>
      <style:text-properties fo:font-size="18pt" style:font-size-asian="18pt" style:font-size-complex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line-height="200%" fo:text-align="start"/>
    </style:style>
    <style:style style:name="P11" style:family="paragraph">
      <style:paragraph-properties fo:line-height="200%" fo:text-align="start"/>
      <style:text-properties fo:hyphenate="false" loext:hyphenation-no-caps="false" loext:hyphenation-no-last-word="false"/>
    </style:style>
    <style:style style:name="P12" style:family="paragraph">
      <style:paragraph-properties fo:margin-left="0cm" fo:margin-right="0cm" fo:line-height="200%" fo:text-align="start" fo:text-indent="0cm"/>
      <style:text-properties fo:hyphenate="false" loext:hyphenation-no-caps="false" loext:hyphenation-no-last-word="false"/>
    </style:style>
    <style:style style:name="P13" style:family="paragraph">
      <style:paragraph-properties fo:text-align="start"/>
      <style:text-properties fo:font-size="16pt" style:font-size-asian="16pt" style:font-size-complex="16pt"/>
    </style:style>
    <style:style style:name="P14" style:family="paragraph">
      <style:paragraph-properties fo:text-align="center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loext:graphic-properties draw:fill="none"/>
      <style:text-properties style:font-name="Droid Sans Mono1" fo:font-size="11pt" style:font-size-asian="11pt" style:font-size-complex="11pt"/>
    </style:style>
    <style:style style:name="P17" style:family="paragraph">
      <style:paragraph-properties fo:margin-left="0cm" fo:margin-right="0cm" fo:line-height="200%" fo:text-align="start" fo:text-indent="0cm"/>
    </style:style>
    <style:style style:name="P18" style:family="paragraph">
      <loext:graphic-properties draw:fill="none"/>
      <style:paragraph-properties fo:text-align="start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style:paragraph-properties fo:margin-left="0cm" fo:margin-right="0cm" fo:text-align="start" fo:text-indent="0cm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/>
      <style:text-properties style:font-name="Droid Sans Mono1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DejaVu Sans1" fo:font-size="18pt" fo:language="ru" fo:country="RU" fo:font-weight="normal" style:font-size-asian="18pt" style:font-weight-asian="normal" style:font-size-complex="18pt" style:font-weight-complex="normal"/>
    </style:style>
    <style:style style:name="T10" style:family="text">
      <style:text-properties style:font-name="DejaVu Sans1" fo:font-size="18pt" fo:language="ru" fo:country="RU" fo:font-weight="bold" style:font-size-asian="18pt" style:font-weight-asian="bold" style:font-size-complex="18pt" style:font-weight-complex="bold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WenQuanYi Zen Hei" style:font-size-asian="16pt" style:font-style-asian="normal" style:font-weight-asian="bold" style:font-name-complex="Lohit Hindi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2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style="italic" style:font-size-asian="18pt" style:font-style-asian="italic" style:font-size-complex="18pt" style:font-style-complex="italic"/>
    </style:style>
    <style:style style:name="T24" style:family="text">
      <style:text-properties style:font-name="Droid Sans Mono1" fo:font-size="11pt" style:font-size-asian="11pt" style:font-size-complex="11pt"/>
    </style:style>
    <style:style style:name="T2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6" style:family="text">
      <style:text-properties fo:font-size="16pt" fo:font-style="italic" style:font-size-asian="16pt" style:font-style-asian="italic" style:font-size-complex="16pt" style:font-style-complex="italic"/>
    </style:style>
    <style:style style:name="T27" style:family="text"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T28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-33% 58%" fo:font-size="18pt" style:font-size-asian="18pt" style:font-size-complex="18pt"/>
    </style:style>
    <style:style style:name="T30" style:family="text">
      <style:text-properties fo:font-size="12pt" fo:font-style="italic" style:font-size-asian="12pt" style:font-style-asian="italic" style:font-size-complex="12pt" style:font-style-complex="italic"/>
    </style:style>
    <style:style style:name="T31" style:family="text">
      <style:text-properties fo:font-size="18pt" style:text-underline-style="none" style:font-size-asian="18pt" style:font-size-complex="18pt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34" style:family="text">
      <style:text-properties style:font-name="Droid Sans Mono1" fo:font-size="16pt" style:font-size-asian="16pt" style:font-size-complex="16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6pt" fo:font-style="normal" fo:text-shadow="none" style:text-underline-style="none" fo:font-weight="normal" style:letter-kerning="true" style:font-name-asian="Droid Sans Fallback1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Droid Sans Mono1"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 </text:span></text:p>
            <text:p><text:span text:style-name="T1">Метод частотного анализа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4.6cm" svg:height="0.788cm" svg:x="1.8cm" svg:y="6cm">
          <draw:text-box>
            <text:p text:style-name="P2"><text:span text:style-name="T4">Уровни сложности при автоматической обработке текстов</text:span></text:p>
          </draw:text-box>
        </draw:frame>
        <draw:frame draw:style-name="standard" draw:layer="layout" svg:width="22.399cm" svg:height="7.998cm" svg:x="1.723cm" svg:y="7.39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5">Прагматика (Дискурс)</text:span><text:span text:style-name="T6"> - </text:span><text:span text:style-name="T7">смысловые контексты</text:span></text:p>
              </table:table-cell>
            </table:table-row>
            <table:table-row table:style-name="ro1">
              <table:table-cell table:style-name="ce2">
                <text:p text:style-name="P5"><text:span text:style-name="T8">Семантика </text:span><text:span text:style-name="T7">- смыслы </text:span><text:span text:style-name="T9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5"><text:span text:style-name="T10">Синтаксис </text:span><text:span text:style-name="T9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5"><text:span text:style-name="T10">Морфология</text:span><text:span text:style-name="T9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2.4cm" svg:height="1.339cm" svg:x="1.382cm" svg:y="1.932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layer="layout" svg:width="22.4cm" svg:height="1.339cm" svg:x="1.4cm" svg:y="1.931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draw:frame presentation:style-name="pr5" draw:text-style-name="P8" draw:layer="layout" svg:width="15cm" svg:height="12.8cm" svg:x="4cm" svg:y="5.2cm">
          <draw:text-box>
            <text:p text:style-name="P2"><text:span text:style-name="T13">метод частотного анализа</text:span></text:p>
            <text:p text:style-name="P2"><text:span text:style-name="T14"/></text:p>
            <text:p text:style-name="P2"><text:span text:style-name="T15">Какие задачи можно решать?</text:span></text:p>
            <text:p text:style-name="P7"><text:span text:style-name="T14"/></text:p>
            <text:list text:style-name="L1">
              <text:list-item>
                <text:p text:style-name="P2"><text:span text:style-name="T16"><text:s/></text:span><text:span text:style-name="T16">сортировка</text:span><text:span text:style-name="T14"> по заданным темам</text:span></text:p>
                <text:p text:style-name="P2"><text:span text:style-name="T14"/></text:p>
              </text:list-item>
              <text:list-item>
                <text:p text:style-name="P7"><text:span text:style-name="T14"><text:s/></text:span><text:span text:style-name="T14">определение авторства</text:span></text:p>
                <text:p text:style-name="P7"><text:span text:style-name="T14"/></text:p>
              </text:list-item>
              <text:list-item>
                <text:p text:style-name="P7"><text:span text:style-name="T14"><text:s/></text:span><text:span text:style-name="T14">определение тона текста</text:span></text:p>
                <text:p text:style-name="P7"><text:span text:style-name="T14"/></text:p>
              </text:list-item>
              <text:list-item>
                <text:p text:style-name="P7"><text:span text:style-name="T14"><text:s/></text:span><text:span text:style-name="T14">поиск похожих текстов</text:span></text:p>
              </text:list-item>
            </text:list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3">текст должен содержать слова в достаточном количестве</text:span></text:p>
            <text:p text:style-name="P2"><text:span text:style-name="T14"/></text:p>
            <text:p text:style-name="P2"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8" draw:layer="layout" svg:width="13.8cm" svg:height="7.555cm" svg:x="4.8cm" svg:y="4.645cm">
          <draw:text-box>
            <text:p text:style-name="P2"><text:span text:style-name="T17">Общая схема системы обработки текстов</text:span></text:p>
            <text:list text:style-name="L3">
              <text:list-item>
                <text:p text:style-name="P10"><text:span text:style-name="T14"><text:s/></text:span><text:span text:style-name="T14">подбор текстов для обучения модели</text:span></text:p>
              </text:list-item>
              <text:list-item>
                <text:p text:style-name="P10"><text:span text:style-name="T14"><text:s/></text:span><text:span text:style-name="T14">извлечение признаков из текста</text:span></text:p>
              </text:list-item>
              <text:list-item>
                <text:p text:style-name="P10"><text:span text:style-name="T14"><text:s/></text:span><text:span text:style-name="T14">обучение модели ML</text:span></text:p>
              </text:list-item>
              <text:list-item>
                <text:p text:style-name="P10"><text:span text:style-name="T14"><text:s/></text:span><text:span text:style-name="T14">тестирование результата</text:span></text:p>
              </text:list-item>
            </text:list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13" draw:layer="layout" svg:width="16.2cm" svg:height="7.525cm" svg:x="9.4cm" svg:y="11.448cm">
          <draw:text-box>
            <text:p text:style-name="P2"><text:span text:style-name="T18">BoW (bag of words) - извлечение признаков из текста </text:span></text:p>
            <text:list text:style-name="L4">
              <text:list-item>
                <text:p text:style-name="P11"><text:span text:style-name="T19">определение языка</text:span></text:p>
              </text:list-item>
              <text:list-item>
                <text:p text:style-name="P11"><text:span text:style-name="T19">токенизация <text:s/></text:span></text:p>
              </text:list-item>
              <text:list-item>
                <text:p text:style-name="P11"><text:span text:style-name="T19">очистка</text:span></text:p>
              </text:list-item>
              <text:list-item>
                <text:p text:style-name="P12"><text:span text:style-name="T19">составление словаря</text:span></text:p>
              </text:list-item>
              <text:list-item>
                <text:p text:style-name="P11"><text:span text:style-name="T19">частотный анализ текстов по словарю</text:span></text:p>
              </text:list-item>
            </text:list>
            <text:p text:style-name="P2"><text:span text:style-name="T19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draw:frame presentation:style-name="pr8" draw:text-style-name="P13" draw:layer="layout" svg:width="12.6cm" svg:height="6.2cm" svg:x="1.6cm" svg:y="4.2cm">
          <draw:text-box>
            <text:p text:style-name="P2"><text:span text:style-name="T20">Общая схема системы обработки текстов</text:span></text:p>
            <text:list text:style-name="L3">
              <text:list-item>
                <text:p text:style-name="P10"><text:span text:style-name="T19"><text:s/></text:span><text:span text:style-name="T19">подбор текстов для обучения модели</text:span></text:p>
              </text:list-item>
              <text:list-item>
                <text:p text:style-name="P10"><text:span text:style-name="T21"><text:s/></text:span><text:span text:style-name="T21">извлечение признаков из текста</text:span></text:p>
              </text:list-item>
              <text:list-item>
                <text:p text:style-name="P10"><text:span text:style-name="T19"><text:s/></text:span><text:span text:style-name="T19">обучение модели ML</text:span></text:p>
              </text:list-item>
              <text:list-item>
                <text:p text:style-name="P10"><text:span text:style-name="T19"><text:s/></text:span><text:span text:style-name="T19">тестирование результата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9" draw:text-style-name="P15" draw:layer="layout" svg:width="19.2cm" svg:height="8.533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22"/></text:p>
            <text:p text:style-name="P14"><text:span text:style-name="T22">токенизация</text:span></text:p>
            <text:p text:style-name="P14"><text:span text:style-name="T14"/></text:p>
            <text:p text:style-name="P14"><text:span text:style-name="T14"/></text:p>
            <text:p text:style-name="P14"><text:span text:style-name="T14">разбиения текста на отдельные слова</text:span></text:p>
            <text:p text:style-name="P14"><text:span text:style-name="T14">и/или словосочетания</text:span></text:p>
            <text:p text:style-name="P14"><text:span text:style-name="T14"/></text:p>
            <text:p text:style-name="P14"><text:span text:style-name="T23">10кг, АИ-97, к.ф.м.н.</text:span><text:span text:style-name="T14"> </text:span></text:p>
            <text:p text:style-name="P14"><text:span text:style-name="T14"/></text:p>
            <text:p text:style-name="P14"><text:span text:style-name="T14"/></text:p>
            <text:p text:style-name="P14"><text:span text:style-name="T14">n-gram - последовательность из n слов</text:span></text:p>
          </draw:text-box>
        </draw:frame>
        <draw:frame draw:style-name="gr2" draw:text-style-name="P16" draw:layer="layout" svg:width="18.983cm" svg:height="3.199cm" svg:x="4.617cm" svg:y="15.4cm">
          <draw:text-box>
            <text:p><text:span text:style-name="T24">Законодательная дума Хабаровского края (duma.khv.ru)</text:span></text:p>
            <text:p><text:span text:style-name="T24"/></text:p>
            <text:p><text:span text:style-name="T24">[ 'Законодательная', 'дума', 'Хабаровского', 'края', '(duma.khv.ru)' ]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0" draw:text-style-name="P13" draw:layer="layout" svg:width="16.4cm" svg:height="11cm" svg:x="1.8cm" svg:y="4.8cm">
          <draw:text-box>
            <text:p text:style-name="P2"><text:span text:style-name="T20">очистка текста</text:span></text:p>
            <text:p text:style-name="P2"><text:span text:style-name="T25"/></text:p>
            <text:p text:style-name="P2"><text:span text:style-name="T26">способ очистки зависит от задачи</text:span></text:p>
            <text:p text:style-name="P2"><text:span text:style-name="T19"/></text:p>
            <text:list text:style-name="L1">
              <text:list-item>
                <text:p text:style-name="P17"><text:span text:style-name="T19"><text:s/></text:span><text:span text:style-name="T19">удаление лишних символов (знаки препинания и т. п.)</text:span></text:p>
              </text:list-item>
              <text:list-item>
                <text:p text:style-name="P17"><text:span text:style-name="T19"><text:s/></text:span><text:span text:style-name="T19">удаление стоп-слов (предлоги и т.п.)</text:span></text:p>
              </text:list-item>
              <text:list-item>
                <text:p text:style-name="P17"><text:span text:style-name="T19"><text:s/></text:span><text:span text:style-name="T19">преобразование чисел, интернет ссылок и т.п.</text:span></text:p>
              </text:list-item>
              <text:list-item>
                <text:p text:style-name="P17"><text:span text:style-name="T19"><text:s/></text:span><text:span text:style-name="T19">лемматизация - приведение слов к нормальному виду</text:span></text:p>
              </text:list-item>
              <text:list-item>
                <text:p text:style-name="P17"><text:span text:style-name="T19"><text:s/></text:span><text:span text:style-name="T19">стеминг - выделение основ слов <text:s/></text:span></text:p>
              </text:list-item>
              <text:list-item>
                <text:p text:style-name="P17"><text:span text:style-name="T19"><text:s/></text:span><text:span text:style-name="T19">ограничение по частоте (min, max)</text:span></text:p>
              </text:list-item>
            </text:list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draw:frame draw:style-name="gr3" draw:text-style-name="P18" draw:layer="layout" svg:width="8.4cm" svg:height="3.128cm" svg:x="18.8cm" svg:y="6.4cm">
          <draw:text-box>
            <text:p text:style-name="P2"><text:span text:style-name="T27">Законодательная дума Хабаровского края (duma.khv.ru) Состоялось</text:span></text:p>
            <text:p text:style-name="P2"><text:span text:style-name="T27">очередное заседание Думы На последнем перед каникулами очередном заседании</text:span></text:p>
            <text:p text:style-name="P2"><text:span text:style-name="T27">Законодательной Думы Хабаровского края, состоявшемся 28</text:span></text:p>
          </draw:text-box>
        </draw:frame>
        <draw:frame draw:style-name="gr4" draw:text-style-name="P18" draw:layer="layout" svg:width="4.642cm" svg:height="8.472cm" svg:x="20.558cm" svg:y="10.728cm">
          <draw:text-box>
            <text:p text:style-name="P2"><text:span text:style-name="T27">'законодательн',</text:span></text:p>
            <text:p text:style-name="P2"><text:span text:style-name="T27">'дум',</text:span></text:p>
            <text:p text:style-name="P2"><text:span text:style-name="T27">'хабаровск',</text:span></text:p>
            <text:p text:style-name="P2"><text:span text:style-name="T27">'кра',</text:span></text:p>
            <text:p text:style-name="P2"><text:span text:style-name="T27">'состоя',</text:span></text:p>
            <text:p text:style-name="P2"><text:span text:style-name="T27">'очередн',</text:span></text:p>
            <text:p text:style-name="P2"><text:span text:style-name="T27">'заседан',</text:span></text:p>
            <text:p text:style-name="P2"><text:span text:style-name="T27">'дум',</text:span></text:p>
            <text:p text:style-name="P2"><text:span text:style-name="T27">'последн',</text:span></text:p>
            <text:p text:style-name="P2"><text:span text:style-name="T27">'перед',</text:span></text:p>
            <text:p text:style-name="P2"><text:span text:style-name="T27">'каникул',</text:span></text:p>
            <text:p text:style-name="P2"><text:span text:style-name="T27">'очередн',</text:span></text:p>
            <text:p text:style-name="P2"><text:span text:style-name="T27">'заседан',</text:span></text:p>
            <text:p text:style-name="P2"><text:span text:style-name="T27">'законодательн',</text:span></text:p>
            <text:p text:style-name="P2"><text:span text:style-name="T27">'дум',</text:span></text:p>
            <text:p text:style-name="P2"><text:span text:style-name="T27">'хабаровск',</text:span></text:p>
            <text:p text:style-name="P2"><text:span text:style-name="T27">'кра',</text:span></text:p>
            <text:p text:style-name="P2"><text:span text:style-name="T27">'состоя'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1" draw:text-style-name="P15" draw:layer="layout" svg:width="19.2cm" svg:height="3.246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22">составление словаря</text:span></text:p>
            <text:p text:style-name="P14"><text:span text:style-name="T14"/></text:p>
            <text:p text:style-name="P14"><text:span text:style-name="T14">из очищенного текста извлекаем словарь</text:span></text:p>
          </draw:text-box>
        </draw:frame>
        <draw:frame draw:style-name="gr5" draw:text-style-name="P18" draw:layer="layout" svg:width="4.312cm" svg:height="7.649cm" svg:x="10.2cm" svg:y="10.6cm">
          <draw:text-box>
            <text:p text:style-name="P2"><text:span text:style-name="T27">[</text:span></text:p>
            <text:p text:style-name="P2"><text:span text:style-name="T27"><text:s/></text:span><text:span text:style-name="T27">'администрац',</text:span></text:p>
            <text:p text:style-name="P2"><text:span text:style-name="T27"><text:s/></text:span><text:span text:style-name="T27">'большинств',</text:span></text:p>
            <text:p text:style-name="P2"><text:span text:style-name="T27"><text:s/></text:span><text:span text:style-name="T27">'бурн',</text:span></text:p>
            <text:p text:style-name="P2"><text:span text:style-name="T27"><text:s/></text:span><text:span text:style-name="T27">'бюджетн',</text:span></text:p>
            <text:p text:style-name="P2"><text:span text:style-name="T27"><text:s/></text:span><text:span text:style-name="T27">'верхнебуреинск',</text:span></text:p>
            <text:p text:style-name="P2"><text:span text:style-name="T27"><text:s/></text:span><text:span text:style-name="T27">'власт',</text:span></text:p>
            <text:p text:style-name="P2"><text:span text:style-name="T27"><text:s/></text:span><text:span text:style-name="T27">'возьмет',</text:span></text:p>
            <text:p text:style-name="P2"><text:span text:style-name="T27"><text:s/></text:span><text:span text:style-name="T27">'войдет',</text:span></text:p>
            <text:p text:style-name="P2"><text:span text:style-name="T27"><text:s/></text:span><text:span text:style-name="T27">'вопрос',</text:span></text:p>
            <text:p text:style-name="P2"><text:span text:style-name="T27"><text:s/></text:span><text:span text:style-name="T27">'врем',</text:span></text:p>
            <text:p text:style-name="P2"><text:span text:style-name="T27"><text:s/></text:span><text:span text:style-name="T27">'втор',</text:span></text:p>
            <text:p text:style-name="P2"><text:span text:style-name="T27"><text:s/></text:span><text:span text:style-name="T27">'вызва',</text:span></text:p>
            <text:p text:style-name="P2"><text:span text:style-name="T27"><text:s/></text:span><text:span text:style-name="T27">'год', </text:span></text:p>
            <text:p text:style-name="P2"><text:span text:style-name="T27"><text:s text:c="2"/></text:span><text:span text:style-name="T27">...</text:span></text:p>
            <text:p text:style-name="P2"><text:span text:style-name="T27">]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2" draw:text-style-name="P15" draw:layer="layout" svg:width="21.8cm" svg:height="9.526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22"/></text:p>
            <text:p text:style-name="P14"><text:span text:style-name="T22">частотный анализ текстов по словарю</text:span></text:p>
            <text:p text:style-name="P14"><text:span text:style-name="T14"/></text:p>
            <text:p text:style-name="P14"><text:span text:style-name="T28">простой </text:span><text:span text:style-name="T14">частотный анализ</text:span></text:p>
            <text:p text:style-name="P14"><text:span text:style-name="T28">считаем </text:span><text:span text:style-name="T14">в тексте t количество повторов x</text:span><text:span text:style-name="T29">i</text:span><text:span text:style-name="T14"> </text:span></text:p>
            <text:p text:style-name="P14"><text:span text:style-name="T14">каждого слова v</text:span><text:span text:style-name="T29">i</text:span><text:span text:style-name="T14"> из словаря V</text:span></text:p>
            <text:p text:style-name="P14"><text:span text:style-name="T14"/></text:p>
            <text:p text:style-name="P14"><text:span text:style-name="T14"/></text:p>
            <text:p text:style-name="P19"><text:span text:style-name="T14"/></text:p>
            <text:p text:style-name="P14"><text:span text:style-name="T30">текст должен содержать слова в достаточном количестве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3" draw:text-style-name="P15" draw:layer="layout" svg:width="21.8cm" svg:height="11.681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17"/></text:p>
            <text:p text:style-name="P14"><text:span text:style-name="T22">частотный анализ текстов по словарю</text:span></text:p>
            <text:p text:style-name="P14"><text:span text:style-name="T14"/></text:p>
            <text:p text:style-name="P14"><text:span text:style-name="T28">простой </text:span><text:span text:style-name="T14">частотный анализ</text:span></text:p>
            <text:p text:style-name="P14"><text:span text:style-name="T28">считаем </text:span><text:span text:style-name="T14">в тексте t количество повторов x</text:span><text:span text:style-name="T29">i</text:span><text:span text:style-name="T14"> </text:span></text:p>
            <text:p text:style-name="P14"><text:span text:style-name="T14">каждого слова v</text:span><text:span text:style-name="T29">i</text:span><text:span text:style-name="T14"> из словаря V</text:span></text:p>
            <text:p text:style-name="P14"><text:span text:style-name="T14"/></text:p>
            <text:p text:style-name="P14"><text:span text:style-name="T17">Проблема:</text:span><text:span text:style-name="T14"> значения x зависят от размера текста t,</text:span></text:p>
            <text:p text:style-name="P14"><text:span text:style-name="T14">чем больше текст тем больше повторов</text:span></text:p>
            <text:p text:style-name="P14"><text:span text:style-name="T14"/></text:p>
            <text:p text:style-name="P14"><text:span text:style-name="T17">Решение:</text:span><text:span text:style-name="T14"> нормализованный частотный анализ (TF, term frequency)</text:span></text:p>
            <text:p text:style-name="P14"><text:span text:style-name="T14">значения частоты x делятся на общее число слов в тексте t.</text:span></text:p>
            <text:p text:style-name="P14"><text:span text:style-name="T14"/></text:p>
            <text:p text:style-name="P14"><text:span text:style-name="T14">TF(t,V) = x(t,V) / size(t)</text:span></text:p>
            <text:p text:style-name="P14"><text:span text:style-name="T14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4" draw:text-style-name="P15" draw:layer="layout" svg:width="21.8cm" svg:height="13.971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22">частотный анализ текстов по словарю</text:span></text:p>
            <text:p text:style-name="P14"><text:span text:style-name="T14"/></text:p>
            <text:p text:style-name="P14"><text:span text:style-name="T15"/></text:p>
            <text:p text:style-name="P14"><text:span text:style-name="T15">Удалять часто употребляемые слова или нет?</text:span></text:p>
            <text:p text:style-name="P14"><text:span text:style-name="T14"><text:s/></text:span></text:p>
            <text:p text:style-name="P14"><text:span text:style-name="T14"><text:s/></text:span></text:p>
            <text:p text:style-name="P14"><text:span text:style-name="T14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4" draw:text-style-name="P15" draw:layer="layout" svg:width="21.8cm" svg:height="13.971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22">частотный анализ текстов по словарю</text:span></text:p>
            <text:p text:style-name="P14"><text:span text:style-name="T14"/></text:p>
            <text:p text:style-name="P14"><text:span text:style-name="T15"/></text:p>
            <text:p text:style-name="P14"><text:span text:style-name="T15">Удалять часто употребляемые слова или нет?</text:span></text:p>
            <text:p text:style-name="P14"><text:span text:style-name="T14"/></text:p>
            <text:p text:style-name="P14"><text:span text:style-name="T14"><text:s/></text:span></text:p>
            <text:p text:style-name="P14"><text:span text:style-name="T14">TF-IDF - компромиссный вариант формирования вектор-признаков. </text:span></text:p>
            <text:p text:style-name="P14"><text:span text:style-name="T14"><text:s/></text:span></text:p>
            <text:p text:style-name="P14"><text:span text:style-name="T14">не выбрасывает часто употребляемые слова из словаря </text:span></text:p>
            <text:p text:style-name="P14"><text:span text:style-name="T14">но уменьшает их вес в вектор-признаке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5" draw:text-style-name="P15" draw:layer="layout" svg:width="21.8cm" svg:height="15.643cm" svg:x="3.2cm" svg:y="4cm">
          <draw:text-box>
            <text:p text:style-name="P14"><text:span text:style-name="T17">извлечение признаков из текста</text:span></text:p>
            <text:p text:style-name="P14"><text:span text:style-name="T22">частотный анализ текстов по словарю</text:span></text:p>
            <text:p text:style-name="P14"><text:span text:style-name="T14"/></text:p>
            <text:p text:style-name="P14"><text:span text:style-name="T15">Удалять часто употребляемые слова или нет?</text:span></text:p>
            <text:p text:style-name="P14"><text:span text:style-name="T14"><text:s/></text:span></text:p>
            <text:p text:style-name="P14"><text:span text:style-name="T14">TF-IDF - компромиссный вариант формирования вектор-признаков. </text:span></text:p>
            <text:p text:style-name="P14"><text:span text:style-name="T14"><text:s/></text:span></text:p>
            <text:p text:style-name="P14"><text:span text:style-name="T14">не выбрасывает часто употребляемые слова из словаря </text:span></text:p>
            <text:p text:style-name="P14"><text:span text:style-name="T14">но уменьшает их вес в вектор-признаке </text:span></text:p>
            <text:p text:style-name="P14"><text:span text:style-name="T14"/></text:p>
            <text:p text:style-name="P14"><text:span text:style-name="T14"><text:s/></text:span><text:span text:style-name="T14">коэффициент обратной частоты (IDF, inverse document frequency)</text:span></text:p>
            <text:p text:style-name="P14"><text:span text:style-name="T14">чем чаще встречается слово тем меньше значение его IDF</text:span></text:p>
            <text:p text:style-name="P14"><text:span text:style-name="T14"/></text:p>
            <text:p text:style-name="P14"><text:span text:style-name="T28">IDF(v) = log size(T) / size( T(</text:span><text:span text:style-name="T14">v) <text:s/>)</text:span></text:p>
            <text:p text:style-name="P14"><text:span text:style-name="T14"/></text:p>
            <text:p text:style-name="P14"><text:span text:style-name="T14">количество текстов T </text:span></text:p>
            <text:p text:style-name="P14"><text:span text:style-name="T14">разделить на</text:span></text:p>
            <text:p text:style-name="P14"><text:span text:style-name="T28">количество текстов T содержащих слово </text:span><text:span text:style-name="T14">v</text:span></text:p>
            <text:p text:style-name="P14"><text:span text:style-name="T14"/></text:p>
            <text:p text:style-name="P14"><text:span text:style-name="T14">TF-IDF(t,T,v) = TF(t,v) * IDF(v,T)</text:span></text:p>
            <text:p text:style-name="P14"><text:span text:style-name="T14"><text:s/></text:span></text:p>
            <text:p text:style-name="P14"><text:span text:style-name="T14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4" draw:text-style-name="P15" draw:layer="layout" svg:width="21.8cm" svg:height="13.971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22">частотный анализ текстов по словарю</text:span></text:p>
            <text:p text:style-name="P14"><text:span text:style-name="T15"/></text:p>
            <text:p text:style-name="P14"><text:span text:style-name="T15">хэш-векторизация</text:span></text:p>
            <text:p text:style-name="P14"><text:span text:style-name="T31"/></text:p>
            <text:p text:style-name="P14"><text:span text:style-name="T31">заменяем слова на их хэш ограниченной длины</text:span></text:p>
            <text:p text:style-name="P14"><text:span text:style-name="T31"/></text:p>
            <text:p text:style-name="P14"><text:span text:style-name="T31">сокращаем размер словаря </text:span></text:p>
            <text:p text:style-name="P14"><text:span text:style-name="T31">и число признаков</text:span></text:p>
            <text:p text:style-name="P14"><text:span text:style-name="T31"/></text:p>
            <text:p text:style-name="P14"><text:span text:style-name="T31">экономия ресурсов для больших датасетов</text:span></text:p>
            <text:p text:style-name="P14"><text:span text:style-name="T14"><text:s/></text:span></text:p>
            <text:p text:style-name="P14"><text:span text:style-name="T14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4" draw:text-style-name="P21" draw:layer="layout" svg:width="21.8cm" svg:height="13.971cm" svg:x="3.2cm" svg:y="4.154cm">
          <draw:text-box>
            <text:p text:style-name="P20"><text:span text:style-name="T17">практическое применение</text:span></text:p>
            <text:p text:style-name="P20"><text:span text:style-name="T17"/></text:p>
            <text:p text:style-name="P20"><text:span text:style-name="T17">сортировка по заданным темам</text:span><text:span text:style-name="T16"> - классификация</text:span></text:p>
            <text:p text:style-name="P20"><text:span text:style-name="T16">собираем и размечаем тексты </text:span></text:p>
            <text:p text:style-name="P20"><text:span text:style-name="T16">чистим текст</text:span></text:p>
            <text:p text:style-name="P20"><text:span text:style-name="T16">применяем частотный анализ</text:span></text:p>
            <text:p text:style-name="P20"><text:span text:style-name="T16">обучаем классификатор</text:span></text:p>
            <text:p text:style-name="P20"><text:span text:style-name="T16">тестируем </text:span></text:p>
            <text:p text:style-name="P7"><text:span text:style-name="T16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4" draw:text-style-name="P21" draw:layer="layout" svg:width="21.8cm" svg:height="13.971cm" svg:x="3.2cm" svg:y="4.154cm">
          <draw:text-box>
            <text:p text:style-name="P20"><text:span text:style-name="T17">практическое применение</text:span></text:p>
            <text:p text:style-name="P20"><text:span text:style-name="T17"/></text:p>
            <text:p text:style-name="P20"><text:span text:style-name="T17">сортировка по заданным темам</text:span><text:span text:style-name="T16"> - классификация</text:span></text:p>
            <text:p text:style-name="P20"><text:span text:style-name="T16">собираем и размечаем тексты </text:span></text:p>
            <text:p text:style-name="P20"><text:span text:style-name="T16">чистим текст</text:span></text:p>
            <text:p text:style-name="P20"><text:span text:style-name="T16">применяем частотный анализ</text:span></text:p>
            <text:p text:style-name="P20"><text:span text:style-name="T16">обучаем классификатор</text:span></text:p>
            <text:p text:style-name="P20"><text:span text:style-name="T16">тестируем </text:span></text:p>
            <text:p text:style-name="P7"><text:span text:style-name="T16"/></text:p>
            <text:p text:style-name="P7"><text:span text:style-name="T16"/></text:p>
            <text:p text:style-name="P7"><text:span text:style-name="T32">определение авторства</text:span><text:span text:style-name="T16"> - классификация</text:span></text:p>
            <text:p text:style-name="P7"><text:span text:style-name="T16">собираем и размечаем тексты </text:span></text:p>
            <text:p text:style-name="P7"><text:span text:style-name="T16">чистим текст (частота употребления предлогов - важный признак)</text:span></text:p>
            <text:p text:style-name="P7"><text:span text:style-name="T16">применяем частотный анализ</text:span></text:p>
            <text:p text:style-name="P7"><text:span text:style-name="T16">обучаем классификатор</text:span></text:p>
            <text:p text:style-name="P7"><text:span text:style-name="T16">тестируем </text:span></text:p>
            <text:p text:style-name="P2"><text:span text:style-name="T16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6" draw:text-style-name="P22" draw:layer="layout" svg:width="21.8cm" svg:height="14.932cm" svg:x="3.2cm" svg:y="4.154cm">
          <draw:text-box>
            <text:p text:style-name="P20"><text:span text:style-name="T17">практическое применение</text:span></text:p>
            <text:p text:style-name="P20"><text:span text:style-name="T17"/></text:p>
            <text:p text:style-name="P20"><text:span text:style-name="T17">сортировка по заданным темам</text:span><text:span text:style-name="T16"> - классификация</text:span></text:p>
            <text:p text:style-name="P20"><text:span text:style-name="T16">собираем и размечаем тексты </text:span></text:p>
            <text:p text:style-name="P20"><text:span text:style-name="T16">чистим текст</text:span></text:p>
            <text:p text:style-name="P20"><text:span text:style-name="T16">применяем частотный анализ</text:span></text:p>
            <text:p text:style-name="P20"><text:span text:style-name="T16">обучаем классификатор</text:span></text:p>
            <text:p text:style-name="P20"><text:span text:style-name="T16">тестируем </text:span></text:p>
            <text:p text:style-name="P7"><text:span text:style-name="T16"/></text:p>
            <text:p text:style-name="P7"><text:span text:style-name="T32">определение авторства</text:span><text:span text:style-name="T16"> - классификация</text:span></text:p>
            <text:p text:style-name="P7"><text:span text:style-name="T16">собираем и размечаем тексты </text:span></text:p>
            <text:p text:style-name="P7"><text:span text:style-name="T16">чистим текст (частота употребления предлогов - важный признак)</text:span></text:p>
            <text:p text:style-name="P7"><text:span text:style-name="T16">применяем частотный анализ</text:span></text:p>
            <text:p text:style-name="P7"><text:span text:style-name="T16">обучаем классификатор</text:span></text:p>
            <text:p text:style-name="P7"><text:span text:style-name="T16">тестируем </text:span></text:p>
            <text:p text:style-name="P7"><text:span text:style-name="T16"/></text:p>
            <text:p text:style-name="P2"><text:span text:style-name="T32">поиск похожих текстов</text:span><text:span text:style-name="T28"> </text:span><text:span text:style-name="T16">- кластеризация </text:span></text:p>
            <text:p text:style-name="P7"><text:span text:style-name="T16">собираем тексты </text:span></text:p>
            <text:p text:style-name="P7"><text:span text:style-name="T16">чистим текст</text:span></text:p>
            <text:p text:style-name="P7"><text:span text:style-name="T16">применяем частотный анализ</text:span></text:p>
            <text:p text:style-name="P7"><text:span text:style-name="T16">выполняем кластеризацию (размечаем тексты)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6" draw:text-style-name="P24" draw:layer="layout" svg:width="25.4cm" svg:height="11.2cm" svg:x="1.4cm" svg:y="4.6cm">
          <draw:text-box>
            <text:p><text:span text:style-name="T33">Литература</text:span></text:p>
            <text:p><text:span text:style-name="T34"/></text:p>
            <text:p><text:span text:style-name="T35">git clone </text:span><text:span text:style-name="T36"><text:a xlink:href="https://github.com/mechanoid5/ml_lectorium" xlink:type="simple">https://github.com/mechanoid5/ml_lectorium</text:a></text:span></text:p>
            <text:p><text:span text:style-name="T34"/></text:p>
            <text:p><text:span text:style-name="T34">К.В. Воронцов <text:s/>Вероятностные тематические модели коллекций текстовых документов. <text:s/></text:span></text:p>
            <text:p><text:span text:style-name="T34"/></text:p>
            <text:p><text:span text:style-name="T34">Евгений Борисов <text:s text:c="2"/>Автоматизированная обработка текстов на естественном языке, с использованием инструментов языка </text:span><text:span text:style-name="T37">Python </text:span></text:p>
            <text:p><text:span text:style-name="T37"><text:a xlink:href="http://mechanoid.su/ml-text-proc.html" xlink:type="simple">http://mechanoid.su/ml-text-proc.html</text:a></text:span></text:p>
            <text:p><text:span text:style-name="T37"/></text:p>
            <text:p><text:span text:style-name="T37"/></text:p>
            <text:p text:style-name="P23"><text:span text:style-name="T37"/></text:p>
            <text:p><text:span text:style-name="T37">Sebastian Raschka Python Machine Learning - Packt Publishing Ltd, 2015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pitch="variable"/>
    <style:font-face style:name="DejaVu Serif1" svg:font-family="'DejaVu Serif'" style:font-family-generic="swiss" style:font-pitch="variable"/>
    <style:font-face style:name="DejaVu Serif2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2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Droid Sans Fallback1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5-23T15:23:44.863522221</dc:date>
    <meta:editing-duration>P2DT15H49M10S</meta:editing-duration>
    <meta:editing-cycles>659</meta:editing-cycles>
    <meta:generator>LibreOffice/7.5.3.2$Linux_X86_64 LibreOffice_project/50$Build-2</meta:generator>
    <meta:document-statistic meta:object-count="110"/>
  </office:meta>
</office:document-meta>
</file>